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2"/>
    <style:style style:name="P20" style:family="paragraph" style:parent-style-name="Standard" style:list-style-name="L13"/>
    <style:style style:name="P21" style:family="paragraph" style:parent-style-name="Standard" style:list-style-name="L14"/>
    <style:style style:name="P22" style:family="paragraph" style:parent-style-name="Standard" style:list-style-name="L15"/>
    <style:style style:name="P23" style:family="paragraph" style:parent-style-name="Text_20_body" style:list-style-name="L3"/>
    <style:style style:name="P24" style:family="paragraph" style:parent-style-name="Text_20_body" style:list-style-name="L7"/>
    <style:style style:name="P25" style:family="paragraph" style:parent-style-name="Text_20_body" style:list-style-name="L16"/>
    <style:style style:name="P26" style:family="paragraph" style:parent-style-name="Heading_20_1">
      <style:paragraph-properties fo:margin-left="0in" fo:margin-right="0in" fo:text-indent="0in" style:auto-text-indent="false"/>
    </style:style>
    <style:style style:name="P27" style:family="paragraph" style:parent-style-name="Table_20_Contents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4">API Version<text:tab/>1</text:p>
          <text:p text:style-name="P5">hwloc version<text:tab/>1</text:p>
          <text:p text:style-name="P4">Create, Configure, Check and Destroy Topologies<text:tab/>1</text:p>
          <text:p text:style-name="P5">hwloc create ?options?<text:tab/>2</text:p>
          <text:p text:style-name="P5">topology check<text:tab/>2</text:p>
          <text:p text:style-name="P5">topology destroy<text:tab/>3</text:p>
          <text:p text:style-name="P4">Get Topology Information<text:tab/>3</text:p>
          <text:p text:style-name="P5">topology export filepath<text:tab/>3</text:p>
          <text:p text:style-name="P5">topology depth<text:tab/>3</text:p>
          <text:p text:style-name="P5">topology depth -type ?type?<text:tab/>3</text:p>
          <text:p text:style-name="P5">topology type -depth ?depth?<text:tab/>4</text:p>
          <text:p text:style-name="P5">topology width -depth ?depth?<text:tab/>4</text:p>
          <text:p text:style-name="P5">topology width -type ?type?<text:tab/>4</text:p>
          <text:p text:style-name="P5">topology local<text:tab/>4</text:p>
          <text:p text:style-name="P4">CPU Binding<text:tab/>4</text:p>
          <text:p text:style-name="P5">topology cpubind set ?-pid pid? bitmap<text:tab/>4</text:p>
          <text:p text:style-name="P5">topology cpubind get ?-pid pid?<text:tab/>4</text:p>
          <text:p text:style-name="P5">topology cpubind last ?-pid pid?<text:tab/>5</text:p>
          <text:p text:style-name="P4">Remaining Modules<text:tab/>5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2053341462" text:style-name="L1">
        <text:list-item>
          <text:p text:style-name="P9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8">Underlying function(s):</text:p>
      <text:list xml:id="list2052384626" text:style-name="L2">
        <text:list-item>
          <text:p text:style-name="P10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919434965" text:style-name="L3">
        <text:list-item>
          <text:p text:style-name="P11"><text:a xlink:type="simple" xlink:href="http://www.open-mpi.org/projects/hwloc/doc/v1.2/group__hwlocality__topology.php">Topology context</text:a></text:p>
        </text:list-item>
        <text:list-item>
          <text:p text:style-name="P11"><text:a xlink:type="simple" xlink:href="http://www.open-mpi.org/projects/hwloc/doc/v1.2/group__hwlocality__creation.php">Create and Destroy Topologies</text:a></text:p>
        </text:list-item>
        <text:list-item>
          <text:p text:style-name="P23"><text:soft-page-break/><text:a xlink:type="simple" xlink:href="http://www.open-mpi.org/projects/hwloc/doc/v1.2/group__hwlocality__configuration.php">Configure Topology Detection</text:a></text:p>
        </text:list-item>
      </text:list>
      <text:p text:style-name="P6">Non-implemented functions:</text:p>
      <text:list xml:id="list230320898" text:style-name="L4">
        <text:list-item>
          <text:p text:style-name="P12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2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2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8">Underlying function(s):</text:p>
      <text:list xml:id="list1735205894" text:style-name="L5">
        <text:list-item>
          <text:p text:style-name="P13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3"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27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3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3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3"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3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7">Underlying function(s):</text:p>
      <text:list xml:id="list1218595301" text:style-name="L6">
        <text:list-item>
          <text:p text:style-name="P14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<text:soft-page-break/>Get Topology Information</text:h>
      <text:p text:style-name="Text_20_body">Pertains the following HWLoc Module(s)<text:span text:style-name="T2">: </text:span></text:p>
      <text:list xml:id="list1114891043" text:style-name="L7">
        <text:list-item>
          <text:p text:style-name="P24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4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4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6">Non-implemented functions:</text:p>
      <text:list xml:id="list68880568" text:style-name="L8"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5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7">Underlying function(s):</text:p>
      <text:list xml:id="list1116307409" text:style-name="L9">
        <text:list-item>
          <text:p text:style-name="P16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pan text:style-name="T3">topology</text:span> <text:span text:style-name="T5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7">Underlying function(s):</text:p>
      <text:list xml:id="list2006674447" text:style-name="L10">
        <text:list-item>
          <text:p text:style-name="P17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pan text:style-name="T3">topology</text:span> <text:span text:style-name="T5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7">Underlying function(s):</text:p>
      <text:list xml:id="list1748454642" text:style-name="L11">
        <text:list-item>
          <text:p text:style-name="P18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5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7">Underlying function(s):</text:p>
      <text:list xml:id="list2115250702" text:style-name="L12">
        <text:list-item>
          <text:p text:style-name="P19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oft-page-break/><text:span text:style-name="T3">topology</text:span> width<text:span text:style-name="T5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7">Underlying function(s):</text:p>
      <text:list xml:id="list1018215665" text:style-name="L13">
        <text:list-item>
          <text:p text:style-name="P20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5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7">Underlying function(s):</text:p>
      <text:list xml:id="list48719954" text:style-name="L14">
        <text:list-item>
          <text:p text:style-name="P21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5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7">Underlying function(s):</text:p>
      <text:list xml:id="list265370297" text:style-name="L15">
        <text:list-item>
          <text:p text:style-name="P22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26" text:outline-level="1">Browse the Topology Tree</text:h>
      <text:p text:style-name="Standard">Pertains the following HWLoc Module(s)<text:span text:style-name="T2">: </text:span></text:p>
      <text:list xml:id="list1614740860" text:style-name="L16">
        <text:list-item>
          <text:p text:style-name="P25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5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 new command that represents the requested object.</text:p>
      <text:p text:style-name="P7">Underlying function(s):</text:p>
      <text:list xml:id="list1861757025" text:continue-list="list265370297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5">object {-depth depth | -type type} index</text:span></text:h>
      <text:p text:style-name="Standard"><text:span text:style-name="T1">Description</text:span>: Returns the object at depth <text:span text:style-name="T7">depth</text:span> or type <text:span text:style-name="T7">type</text:span> with index <text:span text:style-name="T7">index</text:span>.</text:p>
      <text:p text:style-name="Standard"><text:span text:style-name="T1">Returns</text:span>: A new command that represents the requested object.</text:p>
      <text:p text:style-name="P7">Underlying function(s):</text:p>
      <text:list xml:id="list802446946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2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object</text:span> <text:span text:style-name="T5">children</text:span></text:h>
      <text:p text:style-name="Standard"><text:span text:style-name="T1">Description</text:span>: Returns a list with all child objects of object <text:span text:style-name="T7">object</text:span>.</text:p>
      <text:p text:style-name="Standard"><text:soft-page-break/><text:span text:style-name="T1">Returns</text:span>: A list of new commands that represents the requested objects.</text:p>
      <text:p text:style-name="P7">Underlying function(s):</text:p>
      <text:list xml:id="list362306979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object</text:span> <text:span text:style-name="T5">parent</text:span></text:h>
      <text:p text:style-name="Standard"><text:span text:style-name="T1">Description</text:span>: Returns the parent object or empty string if <text:span text:style-name="T7">object</text:span> is the root.</text:p>
      <text:p text:style-name="Standard"><text:span text:style-name="T1">Returns</text:span>: A new command that represents the requested object.</text:p>
      <text:p text:style-name="P7">Underlying function(s):</text:p>
      <text:list xml:id="list1465012049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object</text:span> <text:span text:style-name="T5">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 new command that represents the requested object.</text:p>
      <text:p text:style-name="P7">Underlying function(s):</text:p>
      <text:list xml:id="list1549547843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2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object</text:span> <text:span text:style-name="T5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 new command that represents the requested object.</text:p>
      <text:p text:style-name="P7">Underlying function(s):</text:p>
      <text:list xml:id="list948223040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prev_sibling</text:span></text:p>
        </text:list-item>
      </text:list>
      <text:h text:style-name="Heading_20_2" text:outline-level="2"><text:span text:style-name="T3">object</text:span> <text:span text:style-name="T5">first_child | last_child</text:span></text:h>
      <text:p text:style-name="Standard"><text:span text:style-name="T1">Description</text:span>: Returns first/last child.</text:p>
      <text:p text:style-name="Standard"><text:span text:style-name="T1">Returns</text:span>: A new command that represents the requested object.</text:p>
      <text:p text:style-name="P7">Underlying function(s):</text:p>
      <text:list xml:id="list69923530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last_child</text:span></text:p>
        </text:list-item>
      </text:list>
      <text:h text:style-name="P26" text:outline-level="1">Get Object Information</text:h>
      <text:h text:style-name="Heading_20_2" text:outline-level="2"><text:span text:style-name="T3">object</text:span> <text:span text:style-name="T5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7">Underlying function(s):</text:p>
      <text:list xml:id="list24494961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object</text:span> <text:span text:style-name="T5">name</text:span></text:h>
      <text:p text:style-name="Standard"><text:span text:style-name="T1">Description</text:span>: Returns object's name.</text:p>
      <text:p text:style-name="Standard"><text:span text:style-name="T1">Returns</text:span>: Object's name.</text:p>
      <text:p text:style-name="P7">Underlying function(s):</text:p>
      <text:list xml:id="list2143364614" text:continue-numbering="true" text:style-name="L15">
        <text:list-item>
          <text:p text:style-name="P22"><text:soft-page-break/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object</text:span> <text:span text:style-name="T5">depth</text:span></text:h>
      <text:p text:style-name="Standard"><text:span text:style-name="T1">Description</text:span>: Returns object's depth.</text:p>
      <text:p text:style-name="Standard"><text:span text:style-name="T1">Returns</text:span>: Object's depth.</text:p>
      <text:p text:style-name="P7">Underlying function(s):</text:p>
      <text:list xml:id="list663440795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object</text:span> <text:span text:style-name="T5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7">Underlying function(s):</text:p>
      <text:list xml:id="list1849724399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object</text:span> <text:span text:style-name="T5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7">Underlying function(s):</text:p>
      <text:list xml:id="list1964670008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</text:span><text:span text:style-name="T6">sibling_rank</text:span></text:p>
        </text:list-item>
      </text:list>
      <text:h text:style-name="Heading_20_2" text:outline-level="2"><text:span text:style-name="T3">object</text:span> <text:span text:style-name="T5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7">Underlying function(s):</text:p>
      <text:list xml:id="list706583059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P26" text:outline-level="1">CPU Binding</text:h>
      <text:p text:style-name="Standard">Pertains the following HWLoc Module(s)<text:span text:style-name="T2">: </text:span></text:p>
      <text:list xml:id="list1946541929" text:continue-list="list1614740860" text:style-name="L16">
        <text:list-item>
          <text:p text:style-name="P25"><text:a xlink:type="simple" xlink:href="http://www.open-mpi.org/projects/hwloc/doc/v1.2/group__hwlocality__cpubinding.php"><text:span text:style-name="T2">CPU binding</text:span></text:a></text:p>
        </text:list-item>
      </text:list>
      <text:h text:style-name="Heading_20_2" text:outline-level="2"><text:span text:style-name="T3">topology</text:span> <text:span text:style-name="T5">cpubind set ?-pid </text:span><text:span text:style-name="T4">pid</text:span><text:span text:style-name="T5">? </text:span><text:span text:style-name="T4">bitmap</text:span></text:h>
      <text:p text:style-name="Standard"><text:span text:style-name="T1">Description</text:span>: Bind current or specified process or thread on cpus given in bitmap. </text:p>
      <text:p text:style-name="Standard"><text:span text:style-name="T1">Returns</text:span>: Nothing.</text:p>
      <text:p text:style-name="P7">Underlying function(s):</text:p>
      <text:list xml:id="list1849983412" text:continue-list="list706583059" text:style-name="L15">
        <text:list-item>
          <text:p text:style-name="P22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get ?-pid </text:span><text:span text:style-name="T4">pid</text:span><text:span text:style-name="T5">?</text:span></text:h>
      <text:p text:style-name="Standard"><text:span text:style-name="T1">Description</text:span>: Get current process or thread binding, or that of the specified process. </text:p>
      <text:p text:style-name="Standard"><text:span text:style-name="T1">Returns</text:span>: String representation of a bitmap .</text:p>
      <text:p text:style-name="P7">Underlying function(s):</text:p>
      <text:list xml:id="list590939628" text:continue-numbering="true" text:style-name="L15">
        <text:list-item>
          <text:p text:style-name="P22"><text:soft-page-break/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last ?-pid </text:span><text:span text:style-name="T4">pid</text:span><text:span text:style-name="T5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bitmap .</text:p>
      <text:p text:style-name="P7">Underlying function(s):</text:p>
      <text:list xml:id="list697948836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1" text:outline-level="1">Remaining Modules</text:h>
      <text:list xml:id="list2059759901" text:continue-list="list1946541929" text:style-name="L16">
        <text:list-item>
          <text:p text:style-name="P25"><text:a xlink:type="simple" xlink:href="http://www.open-mpi.org/projects/hwloc/doc/v1.2/group__hwlocality__conversion.php">Object/String Conversion</text:a></text:p>
        </text:list-item>
        <text:list-item>
          <text:p text:style-name="P25"><text:a xlink:type="simple" xlink:href="http://www.open-mpi.org/projects/hwloc/doc/v1.2/group__hwlocality__membinding.php">Memory binding</text:a></text:p>
        </text:list-item>
        <text:list-item>
          <text:p text:style-name="P25"><text:a xlink:type="simple" xlink:href="http://www.open-mpi.org/projects/hwloc/doc/v1.2/group__hwlocality__bitmap.php">The bitmap API</text:a></text:p>
        </text:list-item>
        <text:list-item>
          <text:p text:style-name="P25">Various Helpers</text:p>
          <text:list>
            <text:list-item>
              <text:p text:style-name="P25"><text:a xlink:type="simple" xlink:href="http://www.open-mpi.org/projects/hwloc/doc/v1.2/group__hwlocality__helper__types.php">Object Type Helpers</text:a></text:p>
            </text:list-item>
            <text:list-item>
              <text:p text:style-name="P25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5"><text:a xlink:type="simple" xlink:href="http://www.open-mpi.org/projects/hwloc/doc/v1.2/group__hwlocality__helper__traversal.php">Advanced Traversal Helpers</text:a></text:p>
            </text:list-item>
            <text:list-item>
              <text:p text:style-name="P25"><text:a xlink:type="simple" xlink:href="http://www.open-mpi.org/projects/hwloc/doc/v1.2/group__hwlocality__helper__binding.php">Binding Helpers</text:a></text:p>
            </text:list-item>
            <text:list-item>
              <text:p text:style-name="P25"><text:a xlink:type="simple" xlink:href="http://www.open-mpi.org/projects/hwloc/doc/v1.2/group__hwlocality__helper__cpuset.php">Cpuset Helpers</text:a></text:p>
            </text:list-item>
            <text:list-item>
              <text:p text:style-name="P25"><text:a xlink:type="simple" xlink:href="http://www.open-mpi.org/projects/hwloc/doc/v1.2/group__hwlocality__helper__nodeset.php">Nodeset Helpers</text:a></text:p>
            </text:list-item>
          </text:list>
        </text:list-item>
        <text:list-item>
          <text:p text:style-name="P25">Finding Objects</text:p>
          <text:list>
            <text:list-item>
              <text:p text:style-name="P25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5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5"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5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5"><text:a xlink:type="simple" xlink:href="http://www.open-mpi.org/projects/hwloc/doc/v1.2/group__hwlocality__helper__nodeset__convert.php">Conversion between cpuset and nodeset</text:a></text:p>
        </text:list-item>
        <text:list-item>
          <text:p text:style-name="P25"><text:a xlink:type="simple" xlink:href="http://www.open-mpi.org/projects/hwloc/doc/v1.2/group__hwlocality__distances.php">Distances</text:a></text:p>
        </text:list-item>
        <text:list-item>
          <text:p text:style-name="P25">Ot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01:35:46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7" meta:paragraph-count="225" meta:word-count="1140" meta:character-count="9295"/>
  </office:meta>
</office:document-meta>
</file>